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/>
    </style:style>
    <style:style style:name="TableCell15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7" style:parent-style-name="Normální" style:family="paragraph">
      <style:text-properties fo:font-weight="bold" style:font-weight-asian="bold"/>
    </style:style>
    <style:style style:name="P18" style:parent-style-name="Základnítext" style:family="paragraph">
      <style:paragraph-properties fo:line-height="150%"/>
    </style:style>
    <style:style style:name="P19" style:parent-style-name="Základnítext" style:family="paragraph">
      <style:paragraph-properties fo:line-height="150%"/>
    </style:style>
    <style:style style:name="P20" style:parent-style-name="Základnítext" style:family="paragraph">
      <style:paragraph-properties fo:line-height="150%"/>
    </style:style>
    <style:style style:name="T21" style:parent-style-name="Silné" style:family="text">
      <style:text-properties fo:font-weight="normal" style:font-weight-asian="normal"/>
    </style:style>
    <style:style style:name="P22" style:parent-style-name="Základnítext" style:family="paragraph">
      <style:paragraph-properties fo:line-height="150%"/>
    </style:style>
    <style:style style:name="T23" style:parent-style-name="Silné" style:family="text">
      <style:text-properties fo:font-weight="normal" style:font-weight-asian="normal"/>
    </style:style>
    <style:style style:name="T24" style:parent-style-name="Značkapozn.podčarou" style:family="text">
      <style:text-properties fo:font-weight="normal" style:font-weight-asian="normal" style:font-weight-complex="bold"/>
    </style:style>
    <style:style style:name="T25" style:parent-style-name="Silné" style:family="text">
      <style:text-properties fo:font-weight="normal" style:font-weight-asian="normal"/>
    </style:style>
    <style:style style:name="T26" style:parent-style-name="Silné" style:family="text">
      <style:text-properties fo:font-weight="normal" style:font-weight-asian="normal"/>
    </style:style>
    <style:style style:name="P27" style:parent-style-name="Základnítext" style:family="paragraph">
      <style:paragraph-properties fo:line-height="150%"/>
    </style:style>
    <style:style style:name="T28" style:parent-style-name="Silné" style:family="text">
      <style:text-properties fo:font-weight="normal" style:font-weight-asian="normal"/>
    </style:style>
    <style:style style:name="P29" style:parent-style-name="Základnítext" style:family="paragraph">
      <style:paragraph-properties fo:line-height="150%"/>
    </style:style>
    <style:style style:name="T30" style:parent-style-name="Silné" style:family="text">
      <style:text-properties fo:font-weight="normal" style:font-weight-asian="normal"/>
    </style:style>
    <style:style style:name="P31" style:parent-style-name="Základnítext" style:family="paragraph">
      <style:paragraph-properties fo:line-height="150%"/>
    </style:style>
    <style:style style:name="T32" style:parent-style-name="Silné" style:family="text">
      <style:text-properties fo:font-weight="normal" style:font-weight-asian="normal"/>
    </style:style>
    <style:style style:name="T33" style:parent-style-name="Silné" style:family="text">
      <style:text-properties fo:font-weight="normal" style:font-weight-asian="normal"/>
    </style:style>
    <style:style style:name="T34" style:parent-style-name="Silné" style:family="text">
      <style:text-properties fo:font-weight="normal" style:font-weight-asian="normal"/>
    </style:style>
    <style:style style:name="P35" style:parent-style-name="Základnítext" style:family="paragraph">
      <style:paragraph-properties fo:line-height="150%"/>
    </style:style>
    <style:style style:name="T36" style:parent-style-name="Silné" style:family="text">
      <style:text-properties fo:font-weight="normal" style:font-weight-asian="normal"/>
    </style:style>
    <style:style style:name="P37" style:parent-style-name="Základnítext" style:family="paragraph">
      <style:paragraph-properties fo:line-height="150%"/>
    </style:style>
    <style:style style:name="T38" style:parent-style-name="Silné" style:family="text">
      <style:text-properties fo:font-weight="normal" style:font-weight-asian="normal"/>
    </style:style>
    <style:style style:name="P39" style:parent-style-name="Základnítext" style:family="paragraph">
      <style:paragraph-properties fo:line-height="150%"/>
    </style:style>
    <style:style style:name="T40" style:parent-style-name="Silné" style:family="text">
      <style:text-properties fo:font-weight="normal" style:font-weight-asian="normal"/>
    </style:style>
    <style:style style:name="T41" style:parent-style-name="Silné" style:family="text">
      <style:text-properties fo:font-weight="normal" style:font-weight-asian="normal"/>
    </style:style>
    <style:style style:name="P42" style:parent-style-name="Základnítext" style:family="paragraph">
      <style:paragraph-properties fo:line-height="150%"/>
    </style:style>
    <style:style style:name="T43" style:parent-style-name="Silné" style:family="text">
      <style:text-properties fo:font-weight="normal" style:font-weight-asian="normal"/>
    </style:style>
    <style:style style:name="P44" style:parent-style-name="Základnítext" style:family="paragraph">
      <style:paragraph-properties fo:line-height="150%"/>
    </style:style>
    <style:style style:name="T45" style:parent-style-name="Silné" style:family="text">
      <style:text-properties fo:font-weight="normal" style:font-weight-asian="normal"/>
    </style:style>
    <style:style style:name="P46" style:parent-style-name="Základnítext" style:family="paragraph">
      <style:paragraph-properties fo:line-height="150%"/>
    </style:style>
    <style:style style:name="T47" style:parent-style-name="Silné" style:family="text">
      <style:text-properties fo:font-weight="normal" style:font-weight-asian="normal"/>
    </style:style>
    <style:style style:name="T48" style:parent-style-name="Silné" style:family="text">
      <style:text-properties fo:font-weight="normal" style:font-weight-asian="normal"/>
    </style:style>
    <style:style style:name="T49" style:parent-style-name="Hypertextovýodkaz" style:family="text">
      <style:text-properties fo:font-weight="bold" style:font-weight-asian="bold"/>
    </style:style>
    <style:style style:name="T50" style:parent-style-name="Silné" style:family="text">
      <style:text-properties fo:font-weight="normal" style:font-weight-asian="normal"/>
    </style:style>
    <style:style style:name="P51" style:parent-style-name="Základnítext" style:family="paragraph">
      <style:paragraph-properties fo:line-height="150%"/>
    </style:style>
    <style:style style:name="P52" style:parent-style-name="Základnítext" style:family="paragraph">
      <style:paragraph-properties fo:line-height="150%"/>
    </style:style>
    <style:style style:name="P53" style:parent-style-name="Základnítext" style:family="paragraph">
      <style:paragraph-properties fo:line-height="150%"/>
    </style:style>
    <style:style style:name="P54" style:parent-style-name="Základnítext" style:family="paragraph">
      <style:paragraph-properties fo:line-height="150%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<text:s/>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5">
            <text:p text:style-name="Normální"/>
            <text:p text:style-name="Normální"/>
            <text:p text:style-name="Normální"><text:bookmark-start text:name="Text14"/><text:bookmark-start text:name="Text2"/>K106 32/2018<text:bookmark-end text:name="Text14"/></text:p>
            <text:p text:style-name="Normální">KVOP-33469/2018<text:bookmark-end text:name="Text2"/></text:p>
            <text:p text:style-name="Normální"><text:bookmark-start text:name="Text6"/>31. 07. 2018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><text:bookmark-start text:name="Text13"/><text:bookmark-start text:name="Text7"/><text:s text:c="5"/><text:bookmark-end text:name="Text13"/></text:p>
            <text:p text:style-name="Normální"><text:s text:c="5"/><text:bookmark-end text:name="Text7"/></text:p>
            <text:p text:style-name="Normální">Vážená paní</text:p>
            <text:p text:style-name="Normální">M. V.</text:p>
            <text:p text:style-name="Normální"/>
            <text:p text:style-name="Normální"/>
            <text:p text:style-name="Normální"/>
            <text:p text:style-name="P17">e-mail:</text:p>
            <text:p text:style-name="Normální"/>
            <text:p text:style-name="Normální"/>
          </table:table-cell>
        </table:table-row>
      </table:table>
      <text:h text:style-name="Nadpis1" text:outline-level="1">Sdělení o poskytnutí informace<text:s/></text:h>
      <text:p text:style-name="P18">Vážená paní V.,</text:p>
      <text:p text:style-name="P19">dne<text:s/>25. července<text:s/>2018 obdržela Kancelář veřejného ochránce práv Vaši žádost podle zákona<text:s/>č. 106/1999 Sb., o svobodném přístupu k informacím, ve znění pozdějších předpisů, ve které požadujete statistické údaje o došlých a vyřizovaných žádostech podle zákona č. 82/1998 Sb.<text:span text:style-name="Značkapozn.podčarou"><text:note text:note-class="footnote" text:id="_ftn0"><text:note-citation>1</text:note-citation><text:note-body><text:p text:style-name="Textpozn.podčarou"><text:s/>Zákon č. 82/1998 Sb., o odpovědnosti za škodu způsobenou při výkonu veřejné moci rozhodnutím nebo nesprávným úředním postupem a o změně zákona Česé národní rady č. 358/1992 Sb., o notářích a jejich činnosti</text:p></text:note-body></text:note></text:span><text:s/>v letech 2010-2017 a dále podrobnější informace o regresních úhradách podle § 16 až § 18 citovaného zákona.</text:p>
      <text:p text:style-name="P20">Podle ustanovení § 4a zákona o svobodném přístupu k informacím Vám poskytuji<text:s/><text:span text:style-name="Silné">níže<text:s/></text:span><text:span text:style-name="Silné">uvedené informace</text:span><text:span text:style-name="T21">.</text:span></text:p>
      <text:p text:style-name="P22"><text:span text:style-name="T23">Upozorňuji, že informace vycházejí z úřední evidence vedené Kanceláří veřejného ochránce práv a nemusejí být vyčerpávající. Příslušnou organizační složkou k předběžnému projednání nároku na odškodnění<text:s/></text:span><text:span text:style-name="T24"><text:note text:note-class="footnote" text:id="_ftn1"><text:note-citation>2</text:note-citation><text:note-body><text:p text:style-name="Textpozn.podčarou"><text:s/><text:span text:style-name="T25">Podle ustanovení § 6 odst. 3 citovaného zákona.</text:span></text:p></text:note-body></text:note></text:span><text:span text:style-name="T26"><text:s/>je v těchto případech Ministerstvo financí, nikoliv veřejný ochránce práv nebo jeho kancelář. Ochránce se o podání žádosti o odškodnění osobou, jejíž podnět v minulosti řešil (dále také jen „stěžovatel“) dozví od ministerstva pouze v případě, že je požádán o vyjádření ke vznesenému nároku. Nelze proto zcela vyloučit, že Ministerstvo financí může evidovat ještě další žádosti (například takové, které vyřídilo samo jako zjevně neopodstatněné), o nichž nemáme povědomí. Doporučuji Vám proto v této věci oslovit ještě uvedený úřad.</text:span></text:p>
      <text:soft-page-break/>
      <text:p text:style-name="P27"><text:span text:style-name="T28">Vzhledem k tomu, že veřejný ochránce práv není „klasickým“ orgánem státní správy, který vykonává veřejnou moc, vycházel až do září roku 2016 z názoru, že odpovědnost za škodu z jeho činnosti se neřídí zákonem č. 82/1998 Sb., ale pouze obecnými ustanoveními občanského zákoníku. Tento názor byl však překonán rozsudkem Nejvyššího soudu ze dne 27. září 2016, č. j. 30 Cdo 4118/2015-135, jehož závěry veřejná ochránkyně práv respektuje.</text:span></text:p>
      <text:p text:style-name="P29"><text:span text:style-name="T30">Až do vydání uvedeného rozsudku Nejvyššího soudu nebyly žádosti o náhradu újmy způsobené činností veřejného ochránce práv vyřizovány v režimu zákona č. 82/1998 Sb., (předběžné projednání nároku příslušným ministerstvem), ale byly odmítány a žadatelé byli poučováni o možnosti uplatnit nárok na náhradu škody či ochranu osobnosti přímo u civilního soudu. Takto postupoval veřejný ochránce práv i Ministerstvo financí, které je příslušné k předběžnému projednání nároku podle § 6 odst. 3 zákona č. 82/1998 Sb.</text:span></text:p>
      <text:p text:style-name="P31"><text:span text:style-name="T32">Nyní již ke konkrétním žádostem.<text:s/></text:span><text:span text:style-name="Silné">V letech 2010 - 2017</text:span><text:span text:style-name="T33">, o které se zajímáte,<text:s/></text:span><text:span text:style-name="Silné">řešila Kancelář veřejného ochránce práv</text:span><text:span text:style-name="T34"><text:s/>(nejčastěji v součinnosti s Ministerstvem financí)<text:s/></text:span><text:span text:style-name="Silné">celkem 5 žádostí o odškodnění za postup veřejného ochránce práv.<text:s/></text:span></text:p>
      <text:p text:style-name="P35"><text:span text:style-name="Silné">První případ</text:span><text:span text:style-name="T36"><text:s/>byl řešen v roce 2011. Stěžovatel požadoval omluvu a zadostiučinění v penězích za nemajetkovou újmu, neboť se cítil dotčen na svých osobnostních právech závěrem veřejného ochránce, který byl uveden ve zprávě o šetření a týkal se jeho osoby. Případ byl projednáván v několika soudních instancích (včetně Nejvyššího soudu, který vydal ve věci výše citovaný rozsudek). V nedávné době vydal Obvodní soud pro Prahu 2 rozsudek ve věci samé, kterým žalobě zčásti vyhověl, pokud jde o požadavek na omluvu, zčásti ji zamítl, pokud jde o požadavek na zadostiučinění v penězích. Rozsudek není pravomocný, žalobce proti němu podal odvolání.<text:s/></text:span></text:p>
      <text:p text:style-name="P37"><text:span text:style-name="Silné">Druhý případ</text:span><text:span text:style-name="T38"><text:s/>byl řešen v roce 2013. Stěžovatel podal vůči postupu ochránce rovnou civilní žalobu, jíž se domáhal omluvy za postup veřejného ochránce práv při šetření jeho podnětu. Žalobu Krajský soud v Brně odmítl pro nedoplnění podstatných náležitostí. Jeho výrok zrušil Vrchní soud v Olomouci usnesením ze dne 12. 2. 2014 a postoupil věc veřejnému ochránci práv k předběžnému projednání nároku podle § 14 zákona č. 82/1998 Sb. Ochránce věc postoupil Ministerstvu financí, neboť není orgánem příslušným k předběžnému projednání nároku. O dalším vývoji věci již nemáme k dispozici žádné informace.</text:span></text:p>
      <text:p text:style-name="P39"><text:span text:style-name="Silné">Třetí případ</text:span><text:span text:style-name="T40"><text:s/>byl řešen v roce 2014. Stěžovatel namítal nesprávný úřední postup ochránce spočívající v délce vyřizování jeho podnětu. Žádost o předběžné projednání nároku byla<text:s/></text:span><text:soft-page-break/><text:span text:style-name="T41">postoupena Ministerstvu financí. To stěžovatele vyrozumělo, že se nejedná o žádost podle zákona č. 82/1998 Sb., proto jeho nároky odmítlo.</text:span></text:p>
      <text:p text:style-name="P42"><text:span text:style-name="Silné">Čtvrtý případ</text:span><text:span text:style-name="T43"><text:s/>byl řešen v roce 2015. Nárok na zadostiučinění v penězích za nemajetkovou újmu (zásah do práva na ochranu dobré pověsti) způsobenou postupem ochránce vzneslo zařízení, v němž veřejný ochránce práv vykonal návštěvu podle ustanovení § 21a zákona č. 349/1999 Sb., o veřejném ochránci práv, ve znění pozdějších předpisů. Nárok Ministerstvo financí v rámci předběžného uplatnění odmítlo. V současné době je věc projednávána soudem, řízení nebylo dosud pravomocně ukončeno.</text:span></text:p>
      <text:p text:style-name="P44"><text:span text:style-name="Silné">Pátý případ</text:span><text:span text:style-name="T45"><text:s/>byl řešen v roce 2017 již po vydání rozsudku Nejvyššího soudu. Stěžovatel požadoval přiměřené zadostiučinění v penězích za délku vyřizování jeho podnětu veřejným ochráncem práv. Ministerstvo financí jeho nárok zamítlo z důvodu neprokázání nemajetkové újmy.</text:span></text:p>
      <text:p text:style-name="P46"><text:span text:style-name="T47">Vážená paní V.</text:span><text:span text:style-name="T48">, děkuji Vám za zájem o problematiku odškodnění podle zákona č. 82/1998 Sb. Uvítám, zašlete-li finální verzi svojí diplomové práce e-mailem na adresu<text:s/></text:span><text:a xlink:href="mailto:hruby@ochrance.cz" office:target-frame-name="_top" xlink:show="replace"><text:span text:style-name="T49">hruby@ochrance.cz</text:span></text:a><text:span text:style-name="T50">, abychom se mohli s Vašimi poznatky seznámit. Jak jistě víte, veřejný ochránce práv se uvedené problematice věnuje dlouhodobě již od roku 2010.</text:span></text:p>
      <text:p text:style-name="P51">S pozdravem</text:p>
      <text:p text:style-name="P52"/>
      <text:p text:style-name="P53"/>
      <text:p text:style-name="P54"/>
      <text:p text:style-name="podpis">Mgr. Jana Gregorová v. r.</text:p>
      <text:p text:style-name="podpis">zástupkyně ředitelky právní sekce</text:p>
      <text:p text:style-name="podpis">(dopis je opatřen elektronickým podpisem)</text:p>
      <text:p text:style-name="podpis"/>
      <text:p text:style-name="Základnítext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5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/>
    </style:style>
    <style:style style:name="kubikova" style:display-name="kubikova" style:family="text">
      <style:text-properties style:font-name="Trebuchet MS" fo:color="#808000" fo:font-size="11pt" style:font-size-asian="11pt" style:text-underline-type="none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 fo:margin-left="0.3937in" fo:text-indent="-0.3937in">
        <style:tab-stops>
          <style:tab-stop style:type="left" style:position="0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1LVL1" style:family="text">
      <style:text-properties style:font-name-complex="Times New Roman"/>
    </style:style>
    <text:list-style style: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2LVL1" style:family="text">
      <style:text-properties style:font-name-complex="Times New Roman"/>
    </style:style>
    <style:style style:name="WW_CharLFO3LVL1" style:family="text">
      <style:text-properties style:font-name-complex="Times New Roman"/>
    </style:style>
    <text:list-style style:name="LFO3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style:style style:name="WW_CharLFO4LVL1" style:family="text">
      <style:text-properties style:font-name-complex="Times New Roman"/>
    </style:style>
    <style:style style:name="WW_CharLFO5LVL1" style:family="text">
      <style:text-properties style:font-name-complex="Times New Roman"/>
    </style:style>
    <style:style style:name="WW_CharLFO6LVL1" style:family="text">
      <style:text-properties style:font-name-complex="Times New Roman"/>
    </style:style>
    <style:style style:name="WW_CharLFO7LVL1" style:family="text">
      <style:text-properties style:font-name-complex="Times New Roman"/>
    </style:style>
    <style:style style:name="WW_CharLFO8LVL1" style:family="text">
      <style:text-properties style:font-name="Wingdings"/>
    </style:style>
    <style:style style:name="WW_CharLFO8LVL2" style:family="text">
      <style:text-properties style:font-name="Courier New"/>
    </style:style>
    <style:style style:name="WW_CharLFO8LVL3" style:family="text">
      <style:text-properties style:font-name="Wingdings"/>
    </style:style>
    <style:style style:name="WW_CharLFO8LVL4" style:family="text">
      <style:text-properties style:font-name="Symbol"/>
    </style:style>
    <style:style style:name="WW_CharLFO8LVL5" style:family="text">
      <style:text-properties style:font-name="Courier New"/>
    </style:style>
    <style:style style:name="WW_CharLFO8LVL6" style:family="text">
      <style:text-properties style:font-name="Wingdings"/>
    </style:style>
    <style:style style:name="WW_CharLFO8LVL7" style:family="text">
      <style:text-properties style:font-name="Symbol"/>
    </style:style>
    <style:style style:name="WW_CharLFO8LVL8" style:family="text">
      <style:text-properties style:font-name="Courier New"/>
    </style:style>
    <style:style style:name="WW_CharLFO8LVL9" style:family="text">
      <style:text-properties style:font-name="Wingdings"/>
    </style:style>
    <style:style style:name="WW_CharLFO9LVL1" style:family="text">
      <style:text-properties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text:display="true" fo:color="#000000" fo:letter-spacing="normal" style:letter-kerning="false" style:text-position="0% 100%" style:text-underline-type="none"/>
    </style:style>
    <style:style style:name="WW_CharLFO9LVL2" style:family="text">
      <style:text-properties style:font-name-complex="Times New Roman"/>
    </style:style>
    <style:style style:name="WW_CharLFO9LVL3" style:family="text">
      <style:text-properties style:font-name-complex="Times New Roman"/>
    </style:style>
    <style:style style:name="WW_CharLFO9LVL4" style:family="text">
      <style:text-properties style:font-name-complex="Times New Roman"/>
    </style:style>
    <style:style style:name="WW_CharLFO9LVL5" style:family="text">
      <style:text-properties style:font-name-complex="Times New Roman"/>
    </style:style>
    <style:style style:name="WW_CharLFO9LVL6" style:family="text">
      <style:text-properties style:font-name-complex="Times New Roman"/>
    </style:style>
    <style:style style:name="WW_CharLFO9LVL7" style:family="text">
      <style:text-properties style:font-name-complex="Times New Roman"/>
    </style:style>
    <style:style style:name="WW_CharLFO9LVL8" style:family="text">
      <style:text-properties style:font-name-complex="Times New Roman"/>
    </style:style>
    <style:style style:name="WW_CharLFO9LVL9" style:family="text">
      <style:text-properties style:font-name-complex="Times New Roman"/>
    </style:style>
    <style:style style:name="WW_CharLFO10LVL1" style:family="text">
      <style:text-properties style:font-name="Wingdings"/>
    </style:style>
    <style:style style:name="WW_CharLFO10LVL2" style:family="text">
      <style:text-properties style:font-name="Courier New"/>
    </style:style>
    <style:style style:name="WW_CharLFO10LVL3" style:family="text">
      <style:text-properties style:font-name="Wingdings"/>
    </style:style>
    <style:style style:name="WW_CharLFO10LVL4" style:family="text">
      <style:text-properties style:font-name="Symbol"/>
    </style:style>
    <style:style style:name="WW_CharLFO10LVL5" style:family="text">
      <style:text-properties style:font-name="Courier New"/>
    </style:style>
    <style:style style:name="WW_CharLFO10LVL6" style:family="text">
      <style:text-properties style:font-name="Wingdings"/>
    </style:style>
    <style:style style:name="WW_CharLFO10LVL7" style:family="text">
      <style:text-properties style:font-name="Symbol"/>
    </style:style>
    <style:style style:name="WW_CharLFO10LVL8" style:family="text">
      <style:text-properties style:font-name="Courier New"/>
    </style:style>
    <style:style style:name="WW_CharLFO10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2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4">
      <text:list-level-style-number text:level="1" text:style-name="WW_CharLFO4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5">
      <text:list-level-style-number text:level="1" text:style-name="WW_CharLFO5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6">
      <text:list-level-style-number text:level="1" text:style-name="WW_CharLFO6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7">
      <text:list-level-style-number text:level="1" text:style-name="WW_CharLFO7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</text:list-style>
    <text:list-style style:name="LFO8">
      <text:list-level-style-bullet text:level="1" text:style-name="WW_CharLFO8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8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8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8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8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9">
      <text:list-level-style-number text:level="1" text:style-name="WW_CharLFO9LVL1" style:num-prefix="(" style:num-suffix=")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9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9LVL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text:style-name="WW_CharLFO9LVL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text:style-name="WW_CharLFO9LVL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text:style-name="WW_CharLFO9LVL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text:style-name="WW_CharLFO9LVL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text:style-name="WW_CharLFO9LVL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text:style-name="WW_CharLFO9LVL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bullet text:level="1" text:style-name="WW_CharLFO10LVL1" text:bullet-char="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0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0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0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0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name="Calibri" style:font-size-complex="11.5pt"/>
    </style:style>
    <style:style style:name="P14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header>
        <text:p text:style-name="Záhlaví"/>
      </style:header>
      <style:footer>
        <text:p text:style-name="P8"><text:span text:style-name="T9"><text:page-number text:fixed="false">3</text:page-number></text:span></text:p>
      </style:footer>
    </style:master-page>
    <style:master-page style:next-style-name="MP0" style:name="MPF0" style:page-layout-name="PL0">
      <style:header>
        <text:p text:style-name="P10"><draw:frame draw:z-index="251658240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8POY8*</text:span>*KVOPX008POY8*</text:p>
        <text:p text:style-name="P12"><text:span text:style-name="T13">KVOPX008POY8</text:span>KVOPX008POY8</text:p>
        <text:p text:style-name="P14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 Mgr.</dc:creator>
    <meta:creation-date>2018-09-14T07:29:00Z</meta:creation-date>
    <dc:date>2018-09-14T07:32:00Z</dc:date>
    <meta:print-date>2016-06-27T07:08:00Z</meta:print-date>
    <meta:template xlink:href="KVOP_dopis%20vedoucího" xlink:type="simple"/>
    <meta:editing-cycles>3</meta:editing-cycles>
    <meta:editing-duration>PT480S</meta:editing-duration>
    <meta:user-defined meta:name="ContentTypeId">0x010100D3A71DC738674B4893D02C4CA0E22FAC</meta:user-defined>
    <meta:document-statistic meta:page-count="3" meta:paragraph-count="10" meta:word-count="785" meta:character-count="5411" meta:row-count="38" meta:non-whitespace-character-count="4636"/>
  </office:meta>
</office:document-meta>
</file>